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no</text:p>
          </table:table-cell>
          <table:table-cell table:style-name="ce7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7-18_09-06-54_000.jpg</text:p>
          </table:table-cell>
          <table:table-cell table:style-name="ce22" office:value-type="string">
            <text:p>:m 食べた物　間食 / 味噌スープ</text:p>
          </table:table-cell>
          <table:table-cell table:style-name="ce2"/>
          <table:table-cell table:style-name="ce2"/>
          <table:table-cell table:style-name="ce2" office:value-type="string">
            <text:p>N-35-35-28.614807 E-139-34-49.050292</text:p>
          </table:table-cell>
          <table:table-cell table:style-name="ce32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2020-07-18_11-51-17_000.jpg</text:p>
          </table:table-cell>
          <table:table-cell table:style-name="ce22" office:value-type="string">
            <text:p>:m 食べた物　間食 / 味噌スープ</text:p>
          </table:table-cell>
          <table:table-cell table:style-name="ce2"/>
          <table:table-cell table:style-name="ce2"/>
          <table:table-cell table:style-name="ce2" office:value-type="string">
            <text:p>N-35-35-28.710937 E-139-34-49.215087</text:p>
          </table:table-cell>
          <table:table-cell table:style-name="ce32"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2" office:value-type="string">
            <text:p>2020-07-18_15-40-24_000.jpg</text:p>
          </table:table-cell>
          <table:table-cell table:style-name="ce22" office:value-type="string">
            <text:p>:m RES 1*1 / free# JVEMV6 59#6_1 / 59. medical / 6. 仙腸関節</text:p>
          </table:table-cell>
          <table:table-cell table:style-name="ce31"/>
          <table:table-cell table:style-name="ce2"/>
          <table:table-cell table:style-name="ce2" office:value-type="string">
            <text:p>N-35-35-28.62854 E-139-34-49.544677</text:p>
          </table:table-cell>
          <table:table-cell table:style-name="ce32" table:formula="of:=IF([.E4]=&quot;&quot;;[.C4];CONCATENATE([.C4];&quot; / &quot;;[.E4]))" office:value-type="string" office:string-value=":m RES 1*1 / free# JVEMV6 59#6_1 / 59. medical / 6. 仙腸関節">
            <text:p>:m RES 1*1 / free# JVEMV6 59#6_1 / 59. medical / 6. 仙腸関節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18_15-41-25_000.jpg</text:p>
          </table:table-cell>
          <table:table-cell table:style-name="ce22" office:value-type="string">
            <text:p>:m RES 1-2*3 / free# JVEMV6 37#21.4_19 / 37. miscs of miscs / 21. math&amp;physics / 4. knot-theory / N+,THEO-4.restate,w:joint;結ぶ;id=42023,w:ひねり；より;id=42023;42001,w:crossing:id=42001;edge:id=42001;くぐり:through:id=42043;回転:id=42023,w:カット:cut:id=42043;loop:id=42043,w:exchange:invert:反転:id=42043;ずらし:slide:id=42043:traverse:id=42248,w:dissolve:解消:id=new,w:回転:id=42182,s:σ;&lt;k&gt;;[」σ]</text:p>
          </table:table-cell>
          <table:table-cell table:style-name="ce14"/>
          <table:table-cell table:style-name="ce2"/>
          <table:table-cell table:style-name="ce2" office:value-type="string">
            <text:p>N-35-35-28.642272 E-139-34-49.489746</text:p>
          </table:table-cell>
          <table:table-cell table:style-name="ce32" table:formula="of:=IF([.E5]=&quot;&quot;;[.C5];CONCATENATE([.C5];&quot; / &quot;;[.E5]))" office:value-type="string" office:string-value=":m RES 1-2*3 / free# JVEMV6 37#21.4_19 / 37. miscs of miscs / 21. math&amp;physics / 4. knot-theory / N+,THEO-4.restate,w:joint;結ぶ;id=42023,w:ひねり；より;id=42023;42001,w:crossing:id=42001;edge:id=42001;くぐり:through:id=42043;回転:id=42023,w:カット:cut:id=42043;loop:id=42043,w:exchange:invert:反転:id=42043;ずらし:slide:id=42043:traverse:id=42248,w:dissolve:解消:id=new,w:回転:id=42182,s:σ;&lt;k&gt;;[」σ]">
            <text:p>:m RES 1-2*3 / free# JVEMV6 37#21.4_19 / 37. miscs of miscs / 21. math&amp;physics / 4. knot-theory / N+,THEO-4.restate,w:joint;結ぶ;id=42023,w:ひねり；より;id=42023;42001,w:crossing:id=42001;edge:id=42001;くぐり:through:id=42043;回転:id=42023,w:カット:cut:id=42043;loop:id=42043,w:exchange:invert:反転:id=42043;ずらし:slide:id=42043:traverse:id=42248,w:dissolve:解消:id=new,w:回転:id=42182,s:σ;&lt;k&gt;;[」σ]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7-18_15-41-56_000.jpg</text:p>
          </table:table-cell>
          <table:table-cell table:style-name="ce22" office:value-type="string">
            <text:p>:m RES 3*3 / free# JVEMV6 37#21.4_19 / 37. miscs of miscs / 21. math&amp;physics / 4. knot-theory / N+,w:からまっている:id=42417,w:loop;loop(by-division):id=42417,w:線分;内側;平面:id=42417,w:ドライブ・チャート:id=42417</text:p>
          </table:table-cell>
          <table:table-cell table:style-name="ce15"/>
          <table:table-cell table:style-name="ce2"/>
          <table:table-cell table:style-name="ce2" office:value-type="string">
            <text:p>N-35-35-28.642272 E-139-34-49.105224</text:p>
          </table:table-cell>
          <table:table-cell table:style-name="ce32" table:formula="of:=IF([.E6]=&quot;&quot;;[.C6];CONCATENATE([.C6];&quot; / &quot;;[.E6]))" office:value-type="string" office:string-value=":m RES 3*3 / free# JVEMV6 37#21.4_19 / 37. miscs of miscs / 21. math&amp;physics / 4. knot-theory / N+,w:からまっている:id=42417,w:loop;loop(by-division):id=42417,w:線分;内側;平面:id=42417,w:ドライブ・チャート:id=42417">
            <text:p>:m RES 3*3 / free# JVEMV6 37#21.4_19 / 37. miscs of miscs / 21. math&amp;physics / 4. knot-theory / N+,w:からまっている:id=42417,w:loop;loop(by-division):id=42417,w:線分;内側;平面:id=42417,w:ドライブ・チャート:id=42417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2020-07-18_16-04-19_000.jpg</text:p>
          </table:table-cell>
          <table:table-cell table:style-name="ce15" office:value-type="string">
            <text:p>:m 食べた物　間食 / 味噌スープ</text:p>
          </table:table-cell>
          <table:table-cell table:style-name="ce16"/>
          <table:table-cell table:style-name="ce2"/>
          <table:table-cell table:style-name="ce2" office:value-type="string">
            <text:p>N-35-35-28.601074 E-139-34-49.544677</text:p>
          </table:table-cell>
          <table:table-cell table:style-name="ce32" table:formula="of:=IF([.E7]=&quot;&quot;;[.C7];CONCATENATE([.C7];&quot; / &quot;;[.E7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2020-07-18_20-57-03_000.jpg</text:p>
          </table:table-cell>
          <table:table-cell table:style-name="ce16" office:value-type="string">
            <text:p>:m 食べた物</text:p>
          </table:table-cell>
          <table:table-cell table:style-name="ce14"/>
          <table:table-cell table:style-name="ce2"/>
          <table:table-cell table:style-name="ce2" office:value-type="string">
            <text:p>N-35-35-28.614807 E-139-34-49.544677</text:p>
          </table:table-cell>
          <table:table-cell table:style-name="ce32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2020-07-19_00-41-11_000.jpg</text:p>
          </table:table-cell>
          <table:table-cell table:style-name="ce15" office:value-type="string">
            <text:p>:m :PHOTO 寝た時刻 / 2020</text:p>
          </table:table-cell>
          <table:table-cell table:style-name="ce15"/>
          <table:table-cell table:style-name="ce2"/>
          <table:table-cell table:style-name="ce2" office:value-type="string">
            <text:p>N-35-35-28.614807 E-139-34-49.489746</text:p>
          </table:table-cell>
          <table:table-cell table:style-name="ce32" table:formula="of:=IF([.E9]=&quot;&quot;;[.C9];CONCATENATE([.C9];&quot; / &quot;;[.E9]))" office:value-type="string" office:string-value=":m :PHOTO 寝た時刻 / 2020">
            <text:p>:m :PHOTO 寝た時刻 / 2020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2020-07-19_07-02-36_000.jpg</text:p>
          </table:table-cell>
          <table:table-cell table:style-name="ce16" office:value-type="string">
            <text:p>:m :PHOTO 起きた時刻 / 2020</text:p>
          </table:table-cell>
          <table:table-cell table:style-name="ce16"/>
          <table:table-cell table:style-name="ce2"/>
          <table:table-cell table:style-name="ce2" office:value-type="string">
            <text:p>N-35-35-28.62854 E-139-34-49.105224</text:p>
          </table:table-cell>
          <table:table-cell table:style-name="ce32" table:formula="of:=IF([.E10]=&quot;&quot;;[.C10];CONCATENATE([.C10];&quot; / &quot;;[.E10]))" office:value-type="string" office:string-value=":m :PHOTO 起きた時刻 / 2020">
            <text:p>:m :PHOTO 起きた時刻 / 2020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2020-07-19_07-15-09_000.jpg</text:p>
          </table:table-cell>
          <table:table-cell table:style-name="ce16" office:value-type="string">
            <text:p>:m RES 1*1 / free# JVEMV6 37#23.1_3 / 37. miscs of miscs / 23. CO2 / 1. mind-map / M-47,#23.4</text:p>
          </table:table-cell>
          <table:table-cell table:style-name="ce15"/>
          <table:table-cell table:style-name="ce2"/>
          <table:table-cell table:style-name="ce2" office:value-type="string">
            <text:p>N-35-35-28.326416 E-139-34-49.324951</text:p>
          </table:table-cell>
          <table:table-cell table:style-name="ce32" table:formula="of:=IF([.E11]=&quot;&quot;;[.C11];CONCATENATE([.C11];&quot; / &quot;;[.E11]))" office:value-type="string" office:string-value=":m RES 1*1 / free# JVEMV6 37#23.1_3 / 37. miscs of miscs / 23. CO2 / 1. mind-map / M-47,#23.4">
            <text:p>:m RES 1*1 / free# JVEMV6 37#23.1_3 / 37. miscs of miscs / 23. CO2 / 1. mind-map / M-47,#23.4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2020-07-19_07-15-26_000.jpg</text:p>
          </table:table-cell>
          <table:table-cell table:style-name="ce19" office:value-type="string">
            <text:p>:m :lets / action activity / やること / CO2のres；絵を描きながら進める；本読み；ツボ調べ；他</text:p>
          </table:table-cell>
          <table:table-cell table:style-name="ce16"/>
          <table:table-cell table:style-name="ce2"/>
          <table:table-cell table:style-name="ce2" office:value-type="string">
            <text:p>N-35-35-28.642272 E-139-34-49.105224</text:p>
          </table:table-cell>
          <table:table-cell table:style-name="ce32" table:formula="of:=IF([.E12]=&quot;&quot;;[.C12];CONCATENATE([.C12];&quot; / &quot;;[.E12]))" office:value-type="string" office:string-value=":m :lets / action activity / やること / CO2のres；絵を描きながら進める；本読み；ツボ調べ；他">
            <text:p>:m :lets / action activity / やること / CO2のres；絵を描きながら進める；本読み；ツボ調べ；他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2020-07-19_07-15-38_000.jpg</text:p>
          </table:table-cell>
          <table:table-cell table:style-name="ce19" office:value-type="string">
            <text:p>:m :lets / action activity / やること / 「ルポ」のライター</text:p>
          </table:table-cell>
          <table:table-cell table:style-name="ce16"/>
          <table:table-cell table:style-name="ce2"/>
          <table:table-cell table:style-name="ce2" office:value-type="string">
            <text:p>N-35-35-28.422546 E-139-34-49.270019</text:p>
          </table:table-cell>
          <table:table-cell table:style-name="ce32" table:formula="of:=IF([.E13]=&quot;&quot;;[.C13];CONCATENATE([.C13];&quot; / &quot;;[.E13]))" office:value-type="string" office:string-value=":m :lets / action activity / やること / 「ルポ」のライター">
            <text:p>:m :lets / action activity / やること / 「ルポ」のライター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2020-07-19_07-55-15_000.jpg</text:p>
          </table:table-cell>
          <table:table-cell table:style-name="ce16" office:value-type="string">
            <text:p>:PHOTO 記録 / @自室　/ 身体；右脚 / 膝上；肉が垂れ下がっている</text:p>
          </table:table-cell>
          <table:table-cell table:style-name="ce5"/>
          <table:table-cell table:style-name="ce2"/>
          <table:table-cell table:style-name="ce2" office:value-type="string">
            <text:p>N-35-35-28.614807 E-139-34-49.544677</text:p>
          </table:table-cell>
          <table:table-cell table:style-name="ce32" table:formula="of:=IF([.E14]=&quot;&quot;;[.C14];CONCATENATE([.C14];&quot; / &quot;;[.E14]))" office:value-type="string" office:string-value=":PHOTO 記録 / @自室　/ 身体；右脚 / 膝上；肉が垂れ下がっている">
            <text:p>:PHOTO 記録 / @自室　/ 身体；右脚 / 膝上；肉が垂れ下がっている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2020-07-19_07-55-24_000.jpg</text:p>
          </table:table-cell>
          <table:table-cell table:style-name="ce16" office:value-type="string">
            <text:p>:PHOTO 記録 / @自室　/ 身体；左脚 / 膝上；肉が垂れ下がっている</text:p>
          </table:table-cell>
          <table:table-cell table:style-name="ce14"/>
          <table:table-cell table:style-name="ce2"/>
          <table:table-cell table:style-name="ce2" office:value-type="string">
            <text:p>N-35-35-28.614807 E-139-34-49.544677</text:p>
          </table:table-cell>
          <table:table-cell table:style-name="ce32" table:formula="of:=IF([.E15]=&quot;&quot;;[.C15];CONCATENATE([.C15];&quot; / &quot;;[.E15]))" office:value-type="string" office:string-value=":PHOTO 記録 / @自室　/ 身体；左脚 / 膝上；肉が垂れ下がっている">
            <text:p>:PHOTO 記録 / @自室　/ 身体；左脚 / 膝上；肉が垂れ下がっている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2020-07-19_07-55-46_000.jpg</text:p>
          </table:table-cell>
          <table:table-cell table:style-name="ce16" office:value-type="string">
            <text:p>:m 記録 / 身体 / 右脚；脛 / 様子 / 一部が凹んでいる；もしくは、膨らんでいる / time=起きたあと；ダンス前</text:p>
          </table:table-cell>
          <table:table-cell table:style-name="ce14"/>
          <table:table-cell table:style-name="ce2"/>
          <table:table-cell table:style-name="ce2" office:value-type="string">
            <text:p>N-35-35-28.587341 E-139-34-49.489746</text:p>
          </table:table-cell>
          <table:table-cell table:style-name="ce32" table:formula="of:=IF([.E16]=&quot;&quot;;[.C16];CONCATENATE([.C16];&quot; / &quot;;[.E16]))" office:value-type="string" office:string-value=":m 記録 / 身体 / 右脚；脛 / 様子 / 一部が凹んでいる；もしくは、膨らんでいる / time=起きたあと；ダンス前">
            <text:p>:m 記録 / 身体 / 右脚；脛 / 様子 / 一部が凹んでいる；もしくは、膨らんでいる / time=起きたあと；ダンス前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2020-07-19_07-56-31_000.jpg</text:p>
          </table:table-cell>
          <table:table-cell table:style-name="ce16" office:value-type="string">
            <text:p>:m 記録 / お腹にタオルを当てる；腹を温める</text:p>
          </table:table-cell>
          <table:table-cell table:style-name="ce14"/>
          <table:table-cell table:style-name="ce2"/>
          <table:table-cell table:style-name="ce2" office:value-type="string">
            <text:p>N-35-35-28.62854 E-139-34-49.544677</text:p>
          </table:table-cell>
          <table:table-cell table:style-name="ce32" table:formula="of:=IF([.E17]=&quot;&quot;;[.C17];CONCATENATE([.C17];&quot; / &quot;;[.E17]))" office:value-type="string" office:string-value=":m 記録 / お腹にタオルを当てる；腹を温める">
            <text:p>:m 記録 / お腹にタオルを当てる；腹を温める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2020-07-19_08-14-44_000.jpg</text:p>
          </table:table-cell>
          <table:table-cell table:style-name="ce19" office:value-type="string">
            <text:p>:m :th / science / 制約条件；環境条件；十分条件</text:p>
          </table:table-cell>
          <table:table-cell table:style-name="ce15"/>
          <table:table-cell table:style-name="ce2"/>
          <table:table-cell table:style-name="ce2" office:value-type="string">
            <text:p>N-35-35-28.614807 E-139-34-49.544677</text:p>
          </table:table-cell>
          <table:table-cell table:style-name="ce32" table:formula="of:=IF([.E18]=&quot;&quot;;[.C18];CONCATENATE([.C18];&quot; / &quot;;[.E18]))" office:value-type="string" office:string-value=":m :th / science / 制約条件；環境条件；十分条件">
            <text:p>:m :th / science / 制約条件；環境条件；十分条件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2020-07-19_08-21-03_000.jpg</text:p>
          </table:table-cell>
          <table:table-cell table:style-name="ce5" office:value-type="string">
            <text:p>:m 食べた物　間食 / 味噌スープ</text:p>
          </table:table-cell>
          <table:table-cell table:style-name="ce16"/>
          <table:table-cell table:style-name="ce2"/>
          <table:table-cell table:style-name="ce2" office:value-type="string">
            <text:p>N-35-35-28.601074 E-139-34-49.544677</text:p>
          </table:table-cell>
          <table:table-cell table:style-name="ce32" table:formula="of:=IF([.E19]=&quot;&quot;;[.C19];CONCATENATE([.C19];&quot; / &quot;;[.E19]))" office:value-type="string" office:string-value=":m 食べた物　間食 / 味噌スープ">
            <text:p>:m 食べた物　間食 / 味噌スープ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2020-07-18_18-45-58_000.mp4</text:p>
          </table:table-cell>
          <table:table-cell table:style-name="ce5" office:value-type="string">
            <text:p>:VIDEO / @自宅 / メモ / kb,keyboard / 演奏、play / k-2020-0718-1 / genr=et-prev,chor=EM7,BH=notes,for=new-pattern,file=2020-07-17_18-54-52_000.mp4,R=1</text:p>
          </table:table-cell>
          <table:table-cell table:style-name="ce14"/>
          <table:table-cell table:style-name="ce2"/>
          <table:table-cell table:style-name="ce2"/>
          <table:table-cell table:style-name="ce32" table:formula="of:=IF([.E20]=&quot;&quot;;[.C20];CONCATENATE([.C20];&quot; / &quot;;[.E20]))" office:value-type="string" office:string-value=":VIDEO / @自宅 / メモ / kb,keyboard / 演奏、play / k-2020-0718-1 / genr=et-prev,chor=EM7,BH=notes,for=new-pattern,file=2020-07-17_18-54-52_000.mp4,R=1">
            <text:p>:VIDEO / @自宅 / メモ / kb,keyboard / 演奏、play / k-2020-0718-1 / genr=et-prev,chor=EM7,BH=notes,for=new-pattern,file=2020-07-17_18-54-52_000.mp4,R=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18_18-59-45_000.mp4</text:p>
          </table:table-cell>
          <table:table-cell table:style-name="ce5" office:value-type="string">
            <text:p>:VIDEO / @自宅 / メモ / kb,keyboard / 演奏、play / k-2020-0718-2 / genr=et-prev:log-file:sec-2:2020年7月17日18:36:19,other=tips:「上、下、左、右」,tempo=90,R=2,for=m7+9th==&gt;faster movement</text:p>
          </table:table-cell>
          <table:table-cell table:style-name="ce15"/>
          <table:table-cell table:style-name="ce2"/>
          <table:table-cell table:style-name="ce2"/>
          <table:table-cell table:style-name="ce32" table:formula="of:=IF([.E21]=&quot;&quot;;[.C21];CONCATENATE([.C21];&quot; / &quot;;[.E21]))" office:value-type="string" office:string-value=":VIDEO / @自宅 / メモ / kb,keyboard / 演奏、play / k-2020-0718-2 / genr=et-prev:log-file:sec-2:2020年7月17日18:36:19,other=tips:「上、下、左、右」,tempo=90,R=2,for=m7+9th==&gt;faster movement">
            <text:p>:VIDEO / @自宅 / メモ / kb,keyboard / 演奏、play / k-2020-0718-2 / genr=et-prev:log-file:sec-2:2020年7月17日18:36:19,other=tips:「上、下、左、右」,tempo=90,R=2,for=m7+9th==&gt;faster movement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2"/>
          <table:table-cell table:style-name="ce16"/>
          <table:table-cell table:style-name="ce2"/>
          <table:table-cell table:style-name="ce2"/>
          <table:table-cell table:style-name="ce32" table:formula="of:=IF([.E22]=&quot;&quot;;[.C22];CONCATENATE([.C22];&quot; / &quot;;[.E2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2"/>
          <table:table-cell table:style-name="ce13"/>
          <table:table-cell table:style-name="ce2"/>
          <table:table-cell table:style-name="ce2"/>
          <table:table-cell table:style-name="ce32" table:formula="of:=IF([.E23]=&quot;&quot;;[.C23];CONCATENATE([.C23];&quot; / &quot;;[.E2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2" table:formula="of:=IF([.E24]=&quot;&quot;;[.C24];CONCATENATE([.C24];&quot; / &quot;;[.E2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2"/>
          <table:table-cell table:style-name="ce2"/>
          <table:table-cell table:style-name="ce2"/>
          <table:table-cell table:style-name="ce2"/>
          <table:table-cell table:style-name="ce32" table:formula="of:=IF([.E25]=&quot;&quot;;[.C25];CONCATENATE([.C25];&quot; / &quot;;[.E2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5"/>
          <table:table-cell table:style-name="ce2"/>
          <table:table-cell table:style-name="ce2"/>
          <table:table-cell table:style-name="ce32" table:formula="of:=IF([.E26]=&quot;&quot;;[.C26];CONCATENATE([.C26];&quot; / &quot;;[.E2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6"/>
          <table:table-cell table:style-name="ce2"/>
          <table:table-cell table:style-name="ce2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5"/>
          <table:table-cell table:style-name="ce2"/>
          <table:table-cell table:style-name="ce2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5"/>
          <table:table-cell table:style-name="ce2"/>
          <table:table-cell table:style-name="ce2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4"/>
          <table:table-cell table:style-name="ce2"/>
          <table:table-cell table:style-name="ce2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5"/>
          <table:table-cell table:style-name="ce2"/>
          <table:table-cell table:style-name="ce2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6"/>
          <table:table-cell table:style-name="ce2"/>
          <table:table-cell table:style-name="ce2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4"/>
          <table:table-cell table:style-name="ce23"/>
          <table:table-cell table:style-name="ce2"/>
          <table:table-cell table:style-name="ce2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3"/>
          <table:table-cell table:style-name="ce2"/>
          <table:table-cell table:style-name="ce2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3"/>
          <table:table-cell table:style-name="ce2"/>
          <table:table-cell table:style-name="ce2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"/>
          <table:table-cell table:style-name="ce2"/>
          <table:table-cell table:style-name="ce2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2"/>
          <table:table-cell table:style-name="ce2"/>
          <table:table-cell table:style-name="ce2"/>
          <table:table-cell table:style-name="ce2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2"/>
          <table:table-cell table:style-name="ce2"/>
          <table:table-cell table:style-name="ce2"/>
          <table:table-cell table:style-name="ce2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3"/>
          <table:table-cell table:style-name="ce2"/>
          <table:table-cell table:style-name="ce2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3"/>
          <table:table-cell table:style-name="ce2"/>
          <table:table-cell table:style-name="ce2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3"/>
          <table:table-cell table:style-name="ce2"/>
          <table:table-cell table:style-name="ce2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3"/>
          <table:table-cell table:style-name="ce2"/>
          <table:table-cell table:style-name="ce2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*</text:p>
          </table:table-cell>
          <table:table-cell table:style-name="ce2" office:value-type="string">
            <text:p>-*</text:p>
          </table:table-cell>
          <table:table-cell table:style-name="ce2"/>
          <table:table-cell table:style-name="ce2"/>
          <table:table-cell table:style-name="ce2"/>
          <table:table-cell table:style-name="ce32" table:formula="of:=IF([.E72]=&quot;&quot;;[.C72];CONCATENATE([.C72];&quot; / &quot;;[.E72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2" table:number-columns-repeated="2"/>
          <table:table-cell table:style-name="ce17"/>
          <table:table-cell table:style-name="ce2" table:number-columns-repeated="3"/>
          <table:table-cell table:style-name="ce32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17"/>
          <table:table-cell table:style-name="ce2" table:number-columns-repeated="3"/>
          <table:table-cell table:style-name="ce32"/>
          <table:table-cell table:number-columns-repeated="1017"/>
        </table:table-row>
        <table:table-row table:style-name="ro1" table:number-rows-repeated="103">
          <table:table-cell table:style-name="ce2" table:number-columns-repeated="6"/>
          <table:table-cell table:style-name="ce32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23"/>
          <table:table-cell table:style-name="ce2" table:number-columns-repeated="3"/>
          <table:table-cell table:style-name="ce3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7" table:formula="of:=COUNTBLANK([.$C$2:.C29]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-*</text:p>
          </table:table-cell>
          <table:table-cell table:style-name="ce27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9" office:value-type="string">
            <text:p>XXX</text:p>
          </table:table-cell>
          <table:table-cell table:style-name="ce28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total</text:p>
          </table:table-cell>
          <table:table-cell table:style-name="ce27" table:formula="of:=COUNTA([.$B$2:.$B29])"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0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4"/>
          <table:table-cell table:style-name="ce11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4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4"/>
          <table:table-cell table:style-name="ce8" office:value-type="string">
            <text:p>:bookmemo / 読んだ本 / 『』 / 著者=XXX</text:p>
          </table:table-cell>
          <table:table-cell table:style-name="ce27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6">
          <table:table-cell table:style-name="ce5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とうふ、切干、ひじき　魚</text:p>
          </table:table-cell>
          <table:table-cell table:style-name="ce5"/>
          <table:table-cell table:number-columns-repeated="1021"/>
        </table:table-row>
        <table:table-row table:style-name="ro8">
          <table:table-cell table:style-name="ce5"/>
          <table:table-cell table:style-name="ce13" office:value-type="string">
            <text:p>:m 食べた物　間食 / とうふ、こんにゃく、切干、ひじき　魚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食べた物　間食 / ヨーグルト / +=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味噌スープ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カップヌードル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記録 / お酒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足の裏 / 水虫 / 右足 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右足、かかと / ひび割れ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右手、親指 / ひび割れ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鼻柱、根元 / ひび割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瞼の裏 / 右目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口角 / ひび割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顔、ぶつけた跡、ケガ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耳、左 / 腫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足の裏 / ツボ押しのあと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髪の毛</text:p>
          </table:table-cell>
          <table:table-cell table:style-name="ce5"/>
          <table:table-cell table:number-columns-repeated="1021"/>
        </table:table-row>
        <table:table-row table:style-name="ro9">
          <table:table-cell table:style-name="ce5"/>
          <table:table-cell table:style-name="ce13" office:value-type="string">
            <text:p>:m music / log / kb / s.1:free,N,flow,R=1 s.2:g.h.,N,R=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5" office:value-type="string">
            <text:p>:m :PHOTO 寝た時刻 / 2020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m :PHOTO 起きた時刻（夜中）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5" office:value-type="string">
            <text:p>:m other / log / 寝る前　ウェブ閲覧　記録 / 就寝前の、動画閲覧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diary / 20181124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見た夢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温度 / 部屋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7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memo / 20181127 / やりたいこと / (K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notes / 20181130 / (K,C,R,P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diary / 20181206 / (K,C,P,R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/ daylog メモ / 190418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8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art / dessin / D-17 8# / des.竹林、巻雲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tome/ (J*)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th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lets / action activity / やること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do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i FX / coding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? X-X*X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VIDEO / @自宅 / 記録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guitar,gt / 演奏、play / g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kb,keyboard / 演奏、play / k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clarinet / 演奏、play / c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jap.flute / 演奏、play / f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recorder,rc / 演奏、play / r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sax / 演奏、play / s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体操 / hip-hopダンス、ヒップホップ / h-2020-071X-X / id=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宅 / メモ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guitar,gt / g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kb,keyboard / 演奏、play / k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clarinet / 演奏、play / c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jap.flute / 演奏、play / f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recorder / 演奏、play / r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harp / 演奏 / h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in-mid / app=perfect-piano / 演奏、play / id-2020-071X-X / category=melody,inst=piano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music / log / kb / score / free / id=GO9M / page.2 / block-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memos-eigen / f-XX / p.X || s.1:patt-X,score+</text:p>
          </table:table-cell>
          <table:table-cell table:style-name="ce27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user.lolipop.jp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mysqladmin.lolipop.jp/pma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fm11 WHERE _id &lt;= 45473;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5" office:value-type="string">
            <text:p>DELETE FROM ifm11 WHERE _id &lt;= 34748;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6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9">2020/07/19</text:date>, <text:time>09:03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7-19T09:03:34.94</dc:date>
    <dc:creator>iwabuchi ken</dc:creator>
    <meta:editing-duration>P23DT1H9M40S</meta:editing-duration>
    <meta:editing-cycles>8946</meta:editing-cycles>
    <meta:document-statistic meta:table-count="1" meta:cell-count="468" meta:object-count="0"/>
  </office:meta>
</office:document-meta>
</file>